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深まる">
            <text:p>深まる</text:p>
          </table:table-cell>
          <table:table-cell office:value-type="string" office:value="ふかまる">
            <text:p>ふかまる</text:p>
          </table:table-cell>
          <table:table-cell office:value-type="string" office:value="deepen, become deeper">
            <text:p>deepen, become deep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二人の愛はますます深まっているね。">
            <text:p>二人の愛はますます深まっているね。</text:p>
          </table:table-cell>
          <table:table-cell office:value-type="string" office:value="ふたり の あい は ますます ふかまって いる ね。">
            <text:p>ふたり の あい は ますます ふかまって いる ね。</text:p>
          </table:table-cell>
          <table:table-cell office:value-type="string" office:value="Their love has become deeper and deeper.">
            <text:p>Their love has become deeper and dee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浮かべる">
            <text:p>浮かべる</text:p>
          </table:table-cell>
          <table:table-cell office:value-type="string" office:value="うかべる">
            <text:p>うかべる</text:p>
          </table:table-cell>
          <table:table-cell office:value-type="string" office:value="float (something), set (something) afloat">
            <text:p>float (something), set (something) aflo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風呂に花を浮かべて入ったの。">
            <text:p>お風呂に花を浮かべて入ったの。</text:p>
          </table:table-cell>
          <table:table-cell office:value-type="string" office:value="おふろ に はな を うかべて はいった の。">
            <text:p>おふろ に はな を うかべて はいった の。</text:p>
          </table:table-cell>
          <table:table-cell office:value-type="string" office:value="I floated some flowers in the bath and then got in.">
            <text:p>I floated some flowers in the bath and then got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群れ">
            <text:p>群れ</text:p>
          </table:table-cell>
          <table:table-cell office:value-type="string" office:value="むれ">
            <text:p>むれ</text:p>
          </table:table-cell>
          <table:table-cell office:value-type="string" office:value="flock, herd">
            <text:p>flock, he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湖に鳥の群れがいたよ。">
            <text:p>湖に鳥の群れがいたよ。</text:p>
          </table:table-cell>
          <table:table-cell office:value-type="string" office:value="みずうみ に とり の むれ が いた よ。">
            <text:p>みずうみ に とり の むれ が いた よ。</text:p>
          </table:table-cell>
          <table:table-cell office:value-type="string" office:value="There was a flock of birds on the lake.">
            <text:p>There was a flock of birds on the l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家屋">
            <text:p>家屋</text:p>
          </table:table-cell>
          <table:table-cell office:value-type="string" office:value="かおく">
            <text:p>かおく</text:p>
          </table:table-cell>
          <table:table-cell office:value-type="string" office:value="house, building">
            <text:p>house, build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木造の家屋が好きです。">
            <text:p>私は木造の家屋が好きです。</text:p>
          </table:table-cell>
          <table:table-cell office:value-type="string" office:value="わたし は もくぞう の かおく が すき です。">
            <text:p>わたし は もくぞう の かおく が すき です。</text:p>
          </table:table-cell>
          <table:table-cell office:value-type="string" office:value="I like wooden houses.">
            <text:p>I like wooden hou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塊">
            <text:p>塊</text:p>
          </table:table-cell>
          <table:table-cell office:value-type="string" office:value="かたまり">
            <text:p>かたまり</text:p>
          </table:table-cell>
          <table:table-cell office:value-type="string" office:value="mass, clump">
            <text:p>mass, clu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道に土の塊ができてたよ。">
            <text:p>道に土の塊ができてたよ。</text:p>
          </table:table-cell>
          <table:table-cell office:value-type="string" office:value="みち に つち の かたまり が できてた よ。">
            <text:p>みち に つち の かたまり が できてた よ。</text:p>
          </table:table-cell>
          <table:table-cell office:value-type="string" office:value="There was a clump of dirt on the road.">
            <text:p>There was a clump of dirt on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笛">
            <text:p>笛</text:p>
          </table:table-cell>
          <table:table-cell office:value-type="string" office:value="ふえ">
            <text:p>ふえ</text:p>
          </table:table-cell>
          <table:table-cell office:value-type="string" office:value="whistle">
            <text:p>whis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笛を吹くのが上手いね。">
            <text:p>彼は笛を吹くのが上手いね。</text:p>
          </table:table-cell>
          <table:table-cell office:value-type="string" office:value="かれ は ふえ を ふく の が うまい ね。">
            <text:p>かれ は ふえ を ふく の が うまい ね。</text:p>
          </table:table-cell>
          <table:table-cell office:value-type="string" office:value="He's good at playing the flute.">
            <text:p>He's good at playing the flu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マート">
            <text:p>スマート</text:p>
          </table:table-cell>
          <table:table-cell office:value-type="string" office:value="スマート">
            <text:p>スマート</text:p>
          </table:table-cell>
          <table:table-cell office:value-type="string" office:value="sophisticated, skillful">
            <text:p>sophisticated, skill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いつもスマートに行動するね。">
            <text:p>彼はいつもスマートに行動するね。</text:p>
          </table:table-cell>
          <table:table-cell office:value-type="string" office:value="かれ は いつも スマート に こうどう する ね。">
            <text:p>かれ は いつも スマート に こうどう する ね。</text:p>
          </table:table-cell>
          <table:table-cell office:value-type="string" office:value="He always acts sophisticatedly.">
            <text:p>He always acts sophisticate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高層">
            <text:p>高層</text:p>
          </table:table-cell>
          <table:table-cell office:value-type="string" office:value="こうそう">
            <text:p>こうそう</text:p>
          </table:table-cell>
          <table:table-cell office:value-type="string" office:value="high altitude, high-rise">
            <text:p>high altitude, high-r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あたりは高層ビルが増えましたね。">
            <text:p>このあたりは高層ビルが増えましたね。</text:p>
          </table:table-cell>
          <table:table-cell office:value-type="string" office:value="この あたり は こうそう ビル が ふえました ね。">
            <text:p>この あたり は こうそう ビル が ふえました ね。</text:p>
          </table:table-cell>
          <table:table-cell office:value-type="string" office:value="The number of high-rise buildings has increased around here.">
            <text:p>The number of high-rise buildings has increased around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コンクール">
            <text:p>コンクール</text:p>
          </table:table-cell>
          <table:table-cell office:value-type="string" office:value="コンクール">
            <text:p>コンクール</text:p>
          </table:table-cell>
          <table:table-cell office:value-type="string" office:value="contest, competition (mainly in arts)">
            <text:p>contest, competition (mainly in art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年のコンクールに出場するつもりです。">
            <text:p>来年のコンクールに出場するつもりです。</text:p>
          </table:table-cell>
          <table:table-cell office:value-type="string" office:value="らいねん の コンクール に しゅつじょう する つもり です。">
            <text:p>らいねん の コンクール に しゅつじょう する つもり です。</text:p>
          </table:table-cell>
          <table:table-cell office:value-type="string" office:value="I'm going to participate in next year's contest.">
            <text:p>I'm going to participate in next year's con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適度">
            <text:p>適度</text:p>
          </table:table-cell>
          <table:table-cell office:value-type="string" office:value="てきど">
            <text:p>てきど</text:p>
          </table:table-cell>
          <table:table-cell office:value-type="string" office:value="moderate, proper">
            <text:p>moderate, prope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健康のため、適度な運動が必要です。">
            <text:p>健康のため、適度な運動が必要です。</text:p>
          </table:table-cell>
          <table:table-cell office:value-type="string" office:value="けんこう の ため、てきどな うんどう が ひつよう です。">
            <text:p>けんこう の ため、てきどな うんどう が ひつよう です。</text:p>
          </table:table-cell>
          <table:table-cell office:value-type="string" office:value="Moderate exercise is necessary for your health.">
            <text:p>Moderate exercise is necessary for your heal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採点">
            <text:p>採点</text:p>
          </table:table-cell>
          <table:table-cell office:value-type="string" office:value="さいてん">
            <text:p>さいてん</text:p>
          </table:table-cell>
          <table:table-cell office:value-type="string" office:value="marking, grading">
            <text:p>marking, gra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生は試験の採点が終わったようね。">
            <text:p>先生は試験の採点が終わったようね。</text:p>
          </table:table-cell>
          <table:table-cell office:value-type="string" office:value="せんせい は しけん の さいてん が おわった よう ね。">
            <text:p>せんせい は しけん の さいてん が おわった よう ね。</text:p>
          </table:table-cell>
          <table:table-cell office:value-type="string" office:value="It seems that the teacher has finished grading the exams.">
            <text:p>It seems that the teacher has finished grading the exa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牧場">
            <text:p>牧場</text:p>
          </table:table-cell>
          <table:table-cell office:value-type="string" office:value="ぼくじょう">
            <text:p>ぼくじょう</text:p>
          </table:table-cell>
          <table:table-cell office:value-type="string" office:value="stock farm, ranch">
            <text:p>stock farm, ran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叔父は牧場を持っているんだ。">
            <text:p>叔父は牧場を持っているんだ。</text:p>
          </table:table-cell>
          <table:table-cell office:value-type="string" office:value="おじ は ぼくじょう を もって いる ん だ。">
            <text:p>おじ は ぼくじょう を もって いる ん だ。</text:p>
          </table:table-cell>
          <table:table-cell office:value-type="string" office:value="My uncle has a ranch.">
            <text:p>My uncle has a ra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惜しい">
            <text:p>惜しい</text:p>
          </table:table-cell>
          <table:table-cell office:value-type="string" office:value="おしい">
            <text:p>おしい</text:p>
          </table:table-cell>
          <table:table-cell office:value-type="string" office:value="almost, close">
            <text:p>almost, clos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惜しい、もう少しで優勝だった。">
            <text:p>惜しい、もう少しで優勝だった。</text:p>
          </table:table-cell>
          <table:table-cell office:value-type="string" office:value="おしい、もう すこし で ゆうしょう だった。">
            <text:p>おしい、もう すこし で ゆうしょう だった。</text:p>
          </table:table-cell>
          <table:table-cell office:value-type="string" office:value="Almost! We were that close to winning the championship.">
            <text:p>Almost! We were that close to winning the champ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めでたい">
            <text:p>めでたい</text:p>
          </table:table-cell>
          <table:table-cell office:value-type="string" office:value="めでたい">
            <text:p>めでたい</text:p>
          </table:table-cell>
          <table:table-cell office:value-type="string" office:value="happy (occasions), festive">
            <text:p>happy (occasions), festiv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それはめでたいことだ。">
            <text:p>それはめでたいことだ。</text:p>
          </table:table-cell>
          <table:table-cell office:value-type="string" office:value="それ は めでたい こと だ。">
            <text:p>それ は めでたい こと だ。</text:p>
          </table:table-cell>
          <table:table-cell office:value-type="string" office:value="That’s something to celebrate.">
            <text:p>That’s something to celeb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鐘">
            <text:p>鐘</text:p>
          </table:table-cell>
          <table:table-cell office:value-type="string" office:value="かね">
            <text:p>かね</text:p>
          </table:table-cell>
          <table:table-cell office:value-type="string" office:value="bell, gong">
            <text:p>bell, go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鐘の音はとてもきれいですね。">
            <text:p>この鐘の音はとてもきれいですね。</text:p>
          </table:table-cell>
          <table:table-cell office:value-type="string" office:value="この かね の ね は とても きれい です ね。">
            <text:p>この かね の ね は とても きれい です ね。</text:p>
          </table:table-cell>
          <table:table-cell office:value-type="string" office:value="The sound of this bell is very beautiful.">
            <text:p>The sound of this bell is very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捜す">
            <text:p>捜す</text:p>
          </table:table-cell>
          <table:table-cell office:value-type="string" office:value="さがす">
            <text:p>さがす</text:p>
          </table:table-cell>
          <table:table-cell office:value-type="string" office:value="look for, search for (someone or something missing)">
            <text:p>look for, search for (someone or something miss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警察がその男を捜しているの。">
            <text:p>警察がその男を捜しているの。</text:p>
          </table:table-cell>
          <table:table-cell office:value-type="string" office:value="けいさつ が その おとこ を さがして いる の。">
            <text:p>けいさつ が その おとこ を さがして いる の。</text:p>
          </table:table-cell>
          <table:table-cell office:value-type="string" office:value="The police are searching for the man.">
            <text:p>The police are searching for the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着ける">
            <text:p>着ける</text:p>
          </table:table-cell>
          <table:table-cell office:value-type="string" office:value="つける">
            <text:p>つける</text:p>
          </table:table-cell>
          <table:table-cell office:value-type="string" office:value="pull up, park (a vehicle)">
            <text:p>pull up, park (a vehic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玄関に車を着けます。">
            <text:p>玄関に車を着けます。</text:p>
          </table:table-cell>
          <table:table-cell office:value-type="string" office:value="げんかん に くるま を つけます。">
            <text:p>げんかん に くるま を つけます。</text:p>
          </table:table-cell>
          <table:table-cell office:value-type="string" office:value="I’ll pull the car up to the entrance door.">
            <text:p>I’ll pull the car up to the entranc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通り">
            <text:p>一通り</text:p>
          </table:table-cell>
          <table:table-cell office:value-type="string" office:value="ひととおり">
            <text:p>ひととおり</text:p>
          </table:table-cell>
          <table:table-cell office:value-type="string" office:value="briefly, once over">
            <text:p>briefly, once ov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説明書を一通り読んだの。">
            <text:p>説明書を一通り読んだの。</text:p>
          </table:table-cell>
          <table:table-cell office:value-type="string" office:value="せつめい しょ を ひととおり よんだ の。">
            <text:p>せつめい しょ を ひととおり よんだ の。</text:p>
          </table:table-cell>
          <table:table-cell office:value-type="string" office:value="I glanced over the manual briefly.">
            <text:p>I glanced over the manual brief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内科">
            <text:p>内科</text:p>
          </table:table-cell>
          <table:table-cell office:value-type="string" office:value="ないか">
            <text:p>ないか</text:p>
          </table:table-cell>
          <table:table-cell office:value-type="string" office:value="internal medicine">
            <text:p>internal medic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風邪を引いたので、内科に行きました。">
            <text:p>風邪を引いたので、内科に行きました。</text:p>
          </table:table-cell>
          <table:table-cell office:value-type="string" office:value="かぜ を ひいた ので、ないか に いきました。">
            <text:p>かぜ を ひいた ので、ないか に いきました。</text:p>
          </table:table-cell>
          <table:table-cell office:value-type="string" office:value="I got a cold, so I went to the internal medicine department.">
            <text:p>I got a cold, so I went to the internal medicine de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油断">
            <text:p>油断</text:p>
          </table:table-cell>
          <table:table-cell office:value-type="string" office:value="ゆだん">
            <text:p>ゆだん</text:p>
          </table:table-cell>
          <table:table-cell office:value-type="string" office:value="inattention, carelessness">
            <text:p>inattention, careless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少しの油断が大きな事故につながります。">
            <text:p>少しの油断が大きな事故につながります。</text:p>
          </table:table-cell>
          <table:table-cell office:value-type="string" office:value="すこし の ゆだん が おおきな じこ に つながります。">
            <text:p>すこし の ゆだん が おおきな じこ に つながります。</text:p>
          </table:table-cell>
          <table:table-cell office:value-type="string" office:value="A little carelessness can cause a big accident.">
            <text:p>A little carelessness can cause a big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乱暴">
            <text:p>乱暴</text:p>
          </table:table-cell>
          <table:table-cell office:value-type="string" office:value="らんぼう">
            <text:p>らんぼう</text:p>
          </table:table-cell>
          <table:table-cell office:value-type="string" office:value="violence, roughness, disorderliness">
            <text:p>violence, roughness, disorderli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人に乱暴してはいけません。">
            <text:p>人に乱暴してはいけません。</text:p>
          </table:table-cell>
          <table:table-cell office:value-type="string" office:value="ひと に らんぼう して は いけません。">
            <text:p>ひと に らんぼう して は いけません。</text:p>
          </table:table-cell>
          <table:table-cell office:value-type="string" office:value="You must not do anything rough to people.">
            <text:p>You must not do anything rough to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ダイヤモンド">
            <text:p>ダイヤモンド</text:p>
          </table:table-cell>
          <table:table-cell office:value-type="string" office:value="ダイヤモンド">
            <text:p>ダイヤモンド</text:p>
          </table:table-cell>
          <table:table-cell office:value-type="string" office:value="diamond">
            <text:p>diamo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ダイヤモンドはとても高価ですね。">
            <text:p>ダイヤモンドはとても高価ですね。</text:p>
          </table:table-cell>
          <table:table-cell office:value-type="string" office:value="ダイヤモンド は とても こうか です ね。">
            <text:p>ダイヤモンド は とても こうか です ね。</text:p>
          </table:table-cell>
          <table:table-cell office:value-type="string" office:value="Diamonds are very expensive.">
            <text:p>Diamonds are very expens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連れ">
            <text:p>連れ</text:p>
          </table:table-cell>
          <table:table-cell office:value-type="string" office:value="つれ">
            <text:p>つれ</text:p>
          </table:table-cell>
          <table:table-cell office:value-type="string" office:value="companion">
            <text:p>compa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私の連れです。">
            <text:p>彼女は私の連れです。</text:p>
          </table:table-cell>
          <table:table-cell office:value-type="string" office:value="かのじょ は わたし の つれ です。">
            <text:p>かのじょ は わたし の つれ です。</text:p>
          </table:table-cell>
          <table:table-cell office:value-type="string" office:value="She's with me.">
            <text:p>She's with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紅葉">
            <text:p>紅葉</text:p>
          </table:table-cell>
          <table:table-cell office:value-type="string" office:value="こうよう">
            <text:p>こうよう</text:p>
          </table:table-cell>
          <table:table-cell office:value-type="string" office:value="autumn leaves, crimson foliage">
            <text:p>autumn leaves, crimson foli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山は紅葉がとても美しい。">
            <text:p>この山は紅葉がとても美しい。</text:p>
          </table:table-cell>
          <table:table-cell office:value-type="string" office:value="この やま は こうよう が とても うつくしい。">
            <text:p>この やま は こうよう が とても うつくしい。</text:p>
          </table:table-cell>
          <table:table-cell office:value-type="string" office:value="Autumn leaves on this mountain are very beautiful.">
            <text:p>Autumn leaves on this mountain are very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校舎">
            <text:p>校舎</text:p>
          </table:table-cell>
          <table:table-cell office:value-type="string" office:value="こうしゃ">
            <text:p>こうしゃ</text:p>
          </table:table-cell>
          <table:table-cell office:value-type="string" office:value="school building">
            <text:p>school build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古い校舎の修理が必要です。">
            <text:p>古い校舎の修理が必要です。</text:p>
          </table:table-cell>
          <table:table-cell office:value-type="string" office:value="ふるい こうしゃ の しゅうり が ひつよう です。">
            <text:p>ふるい こうしゃ の しゅうり が ひつよう です。</text:p>
          </table:table-cell>
          <table:table-cell office:value-type="string" office:value="The old school building needs to be repaired.">
            <text:p>The old school building needs to be repai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当">
            <text:p>見当</text:p>
          </table:table-cell>
          <table:table-cell office:value-type="string" office:value="けんとう">
            <text:p>けんとう</text:p>
          </table:table-cell>
          <table:table-cell office:value-type="string" office:value="estimate, guess">
            <text:p>estimate, gu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仕事には何日必要か見当もつかないね。">
            <text:p>この仕事には何日必要か見当もつかないね。</text:p>
          </table:table-cell>
          <table:table-cell office:value-type="string" office:value="この しごと に は なん にち ひつよう か けんとう も つかない ね。">
            <text:p>この しごと に は なん にち ひつよう か けんとう も つかない ね。</text:p>
          </table:table-cell>
          <table:table-cell office:value-type="string" office:value="I can't tell how many days we'll need for this work.">
            <text:p>I can't tell how many days we'll need for this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女房">
            <text:p>女房</text:p>
          </table:table-cell>
          <table:table-cell office:value-type="string" office:value="にょうぼう">
            <text:p>にょうぼう</text:p>
          </table:table-cell>
          <table:table-cell office:value-type="string" office:value="wife (literary)">
            <text:p>wife (litera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女房は実家に帰っています。">
            <text:p>女房は実家に帰っています。</text:p>
          </table:table-cell>
          <table:table-cell office:value-type="string" office:value="にょうぼう は じっか に かえって います。">
            <text:p>にょうぼう は じっか に かえって います。</text:p>
          </table:table-cell>
          <table:table-cell office:value-type="string" office:value="My wife is back at her parents' home.">
            <text:p>My wife is back at her parents'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驚かす">
            <text:p>驚かす</text:p>
          </table:table-cell>
          <table:table-cell office:value-type="string" office:value="おどろかす">
            <text:p>おどろかす</text:p>
          </table:table-cell>
          <table:table-cell office:value-type="string" office:value="surprise">
            <text:p>surpri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を驚かす話があります。">
            <text:p>あなたを驚かす話があります。</text:p>
          </table:table-cell>
          <table:table-cell office:value-type="string" office:value="あなた を おどろかす はなし が あります。">
            <text:p>あなた を おどろかす はなし が あります。</text:p>
          </table:table-cell>
          <table:table-cell office:value-type="string" office:value="I have a surprising story.">
            <text:p>I have a surprising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頬">
            <text:p>頬</text:p>
          </table:table-cell>
          <table:table-cell office:value-type="string" office:value="ほほ">
            <text:p>ほほ</text:p>
          </table:table-cell>
          <table:table-cell office:value-type="string" office:value="cheek (traditional reading)">
            <text:p>cheek (traditional read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真っ赤な頬をしているね。">
            <text:p>彼女は真っ赤な頬をしているね。</text:p>
          </table:table-cell>
          <table:table-cell office:value-type="string" office:value="かのじょ は まっかな ほほ を して いる ね。">
            <text:p>かのじょ は まっかな ほほ を して いる ね。</text:p>
          </table:table-cell>
          <table:table-cell office:value-type="string" office:value="Her cheeks are all red.">
            <text:p>Her cheeks are all 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昇る">
            <text:p>昇る</text:p>
          </table:table-cell>
          <table:table-cell office:value-type="string" office:value="のぼる">
            <text:p>のぼる</text:p>
          </table:table-cell>
          <table:table-cell office:value-type="string" office:value="rise, ascend">
            <text:p>rise, asc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太陽は東から昇ります。">
            <text:p>太陽は東から昇ります。</text:p>
          </table:table-cell>
          <table:table-cell office:value-type="string" office:value="たいよう は ひがし から のぼります。">
            <text:p>たいよう は ひがし から のぼります。</text:p>
          </table:table-cell>
          <table:table-cell office:value-type="string" office:value="The sun rises in the east.">
            <text:p>The sun rises in the e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モーター">
            <text:p>モーター</text:p>
          </table:table-cell>
          <table:table-cell office:value-type="string" office:value="モーター">
            <text:p>モーター</text:p>
          </table:table-cell>
          <table:table-cell office:value-type="string" office:value="motor, engine">
            <text:p>motor, eng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のモーターを修理したぜ。">
            <text:p>車のモーターを修理したぜ。</text:p>
          </table:table-cell>
          <table:table-cell office:value-type="string" office:value="くるま の モーター を しゅうり した ぜ。">
            <text:p>くるま の モーター を しゅうり した ぜ。</text:p>
          </table:table-cell>
          <table:table-cell office:value-type="string" office:value="I repaired the car motor.">
            <text:p>I repaired the car mo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飾り">
            <text:p>飾り</text:p>
          </table:table-cell>
          <table:table-cell office:value-type="string" office:value="かざり">
            <text:p>かざり</text:p>
          </table:table-cell>
          <table:table-cell office:value-type="string" office:value="ornament, decoration">
            <text:p>ornament, decor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飾りが多すぎるな。">
            <text:p>この部屋は飾りが多すぎるな。</text:p>
          </table:table-cell>
          <table:table-cell office:value-type="string" office:value="この へや は かざり が おお すぎる な。">
            <text:p>この へや は かざり が おお すぎる な。</text:p>
          </table:table-cell>
          <table:table-cell office:value-type="string" office:value="This room has too many decorations.">
            <text:p>This room has too many decor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余分">
            <text:p>余分</text:p>
          </table:table-cell>
          <table:table-cell office:value-type="string" office:value="よぶん">
            <text:p>よぶん</text:p>
          </table:table-cell>
          <table:table-cell office:value-type="string" office:value="excess, extra">
            <text:p>excess, extra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食事は余分に用意してあります。">
            <text:p>食事は余分に用意してあります。</text:p>
          </table:table-cell>
          <table:table-cell office:value-type="string" office:value="しょくじ は よぶん に ようい して あります。">
            <text:p>しょくじ は よぶん に ようい して あります。</text:p>
          </table:table-cell>
          <table:table-cell office:value-type="string" office:value="I've prepared some extra portions of the meal.">
            <text:p>I've prepared some extra portions of the m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断定">
            <text:p>断定</text:p>
          </table:table-cell>
          <table:table-cell office:value-type="string" office:value="だんてい">
            <text:p>だんてい</text:p>
          </table:table-cell>
          <table:table-cell office:value-type="string" office:value="decision, conclusion">
            <text:p>decision, conclu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まだ原因は断定できません。">
            <text:p>まだ原因は断定できません。</text:p>
          </table:table-cell>
          <table:table-cell office:value-type="string" office:value="まだ げんいん は だんてい できません。">
            <text:p>まだ げんいん は だんてい できません。</text:p>
          </table:table-cell>
          <table:table-cell office:value-type="string" office:value="The cause is yet to be determined.">
            <text:p>The cause is yet to be determi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現す">
            <text:p>現す</text:p>
          </table:table-cell>
          <table:table-cell office:value-type="string" office:value="あらわす">
            <text:p>あらわす</text:p>
          </table:table-cell>
          <table:table-cell office:value-type="string" office:value="show, reveal">
            <text:p>show, revea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ようやく姿を現しましたね。">
            <text:p>彼はようやく姿を現しましたね。</text:p>
          </table:table-cell>
          <table:table-cell office:value-type="string" office:value="かれ は ようやく すがた を あらわしました ね。">
            <text:p>かれ は ようやく すがた を あらわしました ね。</text:p>
          </table:table-cell>
          <table:table-cell office:value-type="string" office:value="He finally showed up.">
            <text:p>He finally showe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爽やか">
            <text:p>爽やか</text:p>
          </table:table-cell>
          <table:table-cell office:value-type="string" office:value="さわやか">
            <text:p>さわやか</text:p>
          </table:table-cell>
          <table:table-cell office:value-type="string" office:value="fresh, clear">
            <text:p>fresh, clea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レモンの爽やかな香りがした。">
            <text:p>レモンの爽やかな香りがした。</text:p>
          </table:table-cell>
          <table:table-cell office:value-type="string" office:value="レモン の さわやかな かおり が した。">
            <text:p>レモン の さわやかな かおり が した。</text:p>
          </table:table-cell>
          <table:table-cell office:value-type="string" office:value="There was a fresh smell of lemon.">
            <text:p>There was a fresh smell of lem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便り">
            <text:p>便り</text:p>
          </table:table-cell>
          <table:table-cell office:value-type="string" office:value="たより">
            <text:p>たより</text:p>
          </table:table-cell>
          <table:table-cell office:value-type="string" office:value="letter, correspondence">
            <text:p>letter, correspond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に一度、母から便りがきます。">
            <text:p>月に一度、母から便りがきます。</text:p>
          </table:table-cell>
          <table:table-cell office:value-type="string" office:value="つき に いちど はは から たより が きます。">
            <text:p>つき に いちど はは から たより が きます。</text:p>
          </table:table-cell>
          <table:table-cell office:value-type="string" office:value="I get a letter from my mother once a month.">
            <text:p>I get a letter from my mother once a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団地">
            <text:p>団地</text:p>
          </table:table-cell>
          <table:table-cell office:value-type="string" office:value="だんち">
            <text:p>だんち</text:p>
          </table:table-cell>
          <table:table-cell office:value-type="string" office:value="housing estate, housing complex">
            <text:p>housing estate, housing comple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弟は団地に住んでいます。">
            <text:p>私の弟は団地に住んでいます。</text:p>
          </table:table-cell>
          <table:table-cell office:value-type="string" office:value="わたし の おとうと は だんち に すんで います。">
            <text:p>わたし の おとうと は だんち に すんで います。</text:p>
          </table:table-cell>
          <table:table-cell office:value-type="string" office:value="My little brother lives in a housing complex.">
            <text:p>My little brother lives in a housing compl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作物">
            <text:p>作物</text:p>
          </table:table-cell>
          <table:table-cell office:value-type="string" office:value="さくもつ">
            <text:p>さくもつ</text:p>
          </table:table-cell>
          <table:table-cell office:value-type="string" office:value="crop, farm produce">
            <text:p>crop, farm produ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米はアジアでは大切な作物だ。">
            <text:p>米はアジアでは大切な作物だ。</text:p>
          </table:table-cell>
          <table:table-cell office:value-type="string" office:value="こめ は アジア で は たいせつな さくもつ だ。">
            <text:p>こめ は アジア で は たいせつな さくもつ だ。</text:p>
          </table:table-cell>
          <table:table-cell office:value-type="string" office:value="Rice is an important crop in Asia.">
            <text:p>Rice is an important crop in As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枯れる">
            <text:p>枯れる</text:p>
          </table:table-cell>
          <table:table-cell office:value-type="string" office:value="かれる">
            <text:p>かれる</text:p>
          </table:table-cell>
          <table:table-cell office:value-type="string" office:value="wither, die">
            <text:p>wither, di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花瓶の花が枯れました。">
            <text:p>花瓶の花が枯れました。</text:p>
          </table:table-cell>
          <table:table-cell office:value-type="string" office:value="かびん の はな が かれました。">
            <text:p>かびん の はな が かれました。</text:p>
          </table:table-cell>
          <table:table-cell office:value-type="string" office:value="The flowers in the vase died.">
            <text:p>The flowers in the vase d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愉快">
            <text:p>愉快</text:p>
          </table:table-cell>
          <table:table-cell office:value-type="string" office:value="ゆかい">
            <text:p>ゆかい</text:p>
          </table:table-cell>
          <table:table-cell office:value-type="string" office:value="pleasant, amusing">
            <text:p>pleasant, amusi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とても愉快な人たちです。">
            <text:p>彼らはとても愉快な人たちです。</text:p>
          </table:table-cell>
          <table:table-cell office:value-type="string" office:value="かれら は とても ゆかいな ひと たち です。">
            <text:p>かれら は とても ゆかいな ひと たち です。</text:p>
          </table:table-cell>
          <table:table-cell office:value-type="string" office:value="They're very amusing people.">
            <text:p>They're very amusi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旬">
            <text:p>上旬</text:p>
          </table:table-cell>
          <table:table-cell office:value-type="string" office:value="じょうじゅん">
            <text:p>じょうじゅん</text:p>
          </table:table-cell>
          <table:table-cell office:value-type="string" office:value="the first ten days (of a month)">
            <text:p>the first ten days (of a month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7月上旬に夏祭りがありますよ。">
            <text:p>7月上旬に夏祭りがありますよ。</text:p>
          </table:table-cell>
          <table:table-cell office:value-type="string" office:value="7 がつ じょうじゅん に なつまつり が あります よ。">
            <text:p>7 がつ じょうじゅん に なつまつり が あります よ。</text:p>
          </table:table-cell>
          <table:table-cell office:value-type="string" office:value="There is a summer festival at the beginning of July.">
            <text:p>There is a summer festival at the beginning of Ju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平凡">
            <text:p>平凡</text:p>
          </table:table-cell>
          <table:table-cell office:value-type="string" office:value="へいぼん">
            <text:p>へいぼん</text:p>
          </table:table-cell>
          <table:table-cell office:value-type="string" office:value="common, ordinary">
            <text:p>common, ordinar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ごく平凡な人です。">
            <text:p>彼はごく平凡な人です。</text:p>
          </table:table-cell>
          <table:table-cell office:value-type="string" office:value="かれ は ごく へいぼんな ひと です。">
            <text:p>かれ は ごく へいぼんな ひと です。</text:p>
          </table:table-cell>
          <table:table-cell office:value-type="string" office:value="He's a very ordinary person.">
            <text:p>He's a very ordinary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礼">
            <text:p>礼</text:p>
          </table:table-cell>
          <table:table-cell office:value-type="string" office:value="れい">
            <text:p>れい</text:p>
          </table:table-cell>
          <table:table-cell office:value-type="string" office:value="bow, thanks">
            <text:p>bow, than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にお礼の手紙を書きました。">
            <text:p>先生にお礼の手紙を書きました。</text:p>
          </table:table-cell>
          <table:table-cell office:value-type="string" office:value="せんせい に おれい の てがみ を かきました。">
            <text:p>せんせい に おれい の てがみ を かきました。</text:p>
          </table:table-cell>
          <table:table-cell office:value-type="string" office:value="I wrote a thank-you letter to my teacher.">
            <text:p>I wrote a thank-you letter to my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綿">
            <text:p>綿</text:p>
          </table:table-cell>
          <table:table-cell office:value-type="string" office:value="めん">
            <text:p>めん</text:p>
          </table:table-cell>
          <table:table-cell office:value-type="string" office:value="cotton (fabric)">
            <text:p>cotton (fabric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綿のシャツをよく着ます。">
            <text:p>私は綿のシャツをよく着ます。</text:p>
          </table:table-cell>
          <table:table-cell office:value-type="string" office:value="わたし は めん の シャツ を よく きます。">
            <text:p>わたし は めん の シャツ を よく きます。</text:p>
          </table:table-cell>
          <table:table-cell office:value-type="string" office:value="I wear cotton shirts a lot.">
            <text:p>I wear cotton shirts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湿る">
            <text:p>湿る</text:p>
          </table:table-cell>
          <table:table-cell office:value-type="string" office:value="しめる">
            <text:p>しめる</text:p>
          </table:table-cell>
          <table:table-cell office:value-type="string" office:value="get damp, get wet">
            <text:p>get damp, get we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洗濯物がまだ湿っています。">
            <text:p>洗濯物がまだ湿っています。</text:p>
          </table:table-cell>
          <table:table-cell office:value-type="string" office:value="せんたく もの が まだ しめって います。">
            <text:p>せんたく もの が まだ しめって います。</text:p>
          </table:table-cell>
          <table:table-cell office:value-type="string" office:value="The laundry is still damp.">
            <text:p>The laundry is still dam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先ほど">
            <text:p>先ほど</text:p>
          </table:table-cell>
          <table:table-cell office:value-type="string" office:value="さきほど">
            <text:p>さきほど</text:p>
          </table:table-cell>
          <table:table-cell office:value-type="string" office:value="some time ago, a little while ago">
            <text:p>some time ago, a little while ago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件でしたら、先ほど上司から許可を得ております。">
            <text:p>その件でしたら、先ほど上司から許可を得ております。</text:p>
          </table:table-cell>
          <table:table-cell office:value-type="string" office:value="その けん でしたら、さきほど じょうし から きょか を えて おります。">
            <text:p>その けん でしたら、さきほど じょうし から きょか を えて おります。</text:p>
          </table:table-cell>
          <table:table-cell office:value-type="string" office:value="Regarding that matter, I obtained permission from my boss a little while ago.">
            <text:p>Regarding that matter, I obtained permission from my boss a little while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暗記">
            <text:p>暗記</text:p>
          </table:table-cell>
          <table:table-cell office:value-type="string" office:value="あんき">
            <text:p>あんき</text:p>
          </table:table-cell>
          <table:table-cell office:value-type="string" office:value="memorization">
            <text:p>memor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試験の前に英文を暗記したんだ。">
            <text:p>試験の前に英文を暗記したんだ。</text:p>
          </table:table-cell>
          <table:table-cell office:value-type="string" office:value="しけん の まえ に えいぶん を あんき した ん だ。">
            <text:p>しけん の まえ に えいぶん を あんき した ん だ。</text:p>
          </table:table-cell>
          <table:table-cell office:value-type="string" office:value="I memorized the English text before the exam.">
            <text:p>I memorized the English text before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銅">
            <text:p>銅</text:p>
          </table:table-cell>
          <table:table-cell office:value-type="string" office:value="どう">
            <text:p>どう</text:p>
          </table:table-cell>
          <table:table-cell office:value-type="string" office:value="copper">
            <text:p>cop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10円玉は銅でできています。">
            <text:p>10円玉は銅でできています。</text:p>
          </table:table-cell>
          <table:table-cell office:value-type="string" office:value="10 えん だま は どう で できて います。">
            <text:p>10 えん だま は どう で できて います。</text:p>
          </table:table-cell>
          <table:table-cell office:value-type="string" office:value="The ten yen coin is made of copper.">
            <text:p>The ten yen coin is made of cop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名人">
            <text:p>名人</text:p>
          </table:table-cell>
          <table:table-cell office:value-type="string" office:value="めいじん">
            <text:p>めいじん</text:p>
          </table:table-cell>
          <table:table-cell office:value-type="string" office:value="master, expert">
            <text:p>master, exp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釣りの名人です。">
            <text:p>彼は釣りの名人です。</text:p>
          </table:table-cell>
          <table:table-cell office:value-type="string" office:value="かれ は つり の めいじん です。">
            <text:p>かれ は つり の めいじん です。</text:p>
          </table:table-cell>
          <table:table-cell office:value-type="string" office:value="He's an expert angler.">
            <text:p>He's an expert angl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差し上げる">
            <text:p>差し上げる</text:p>
          </table:table-cell>
          <table:table-cell office:value-type="string" office:value="さしあげる">
            <text:p>さしあげる</text:p>
          </table:table-cell>
          <table:table-cell office:value-type="string" office:value="give (humble)">
            <text:p>give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ちらを差し上げます。">
            <text:p>こちらを差し上げます。</text:p>
          </table:table-cell>
          <table:table-cell office:value-type="string" office:value="こちら を さしあげます。">
            <text:p>こちら を さしあげます。</text:p>
          </table:table-cell>
          <table:table-cell office:value-type="string" office:value="This is for you.">
            <text:p>This is for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工">
            <text:p>大工</text:p>
          </table:table-cell>
          <table:table-cell office:value-type="string" office:value="だいく">
            <text:p>だいく</text:p>
          </table:table-cell>
          <table:table-cell office:value-type="string" office:value="carpenter">
            <text:p>carpen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父は大工です。">
            <text:p>私の父は大工です。</text:p>
          </table:table-cell>
          <table:table-cell office:value-type="string" office:value="わたし の ちち は だいく です。">
            <text:p>わたし の ちち は だいく です。</text:p>
          </table:table-cell>
          <table:table-cell office:value-type="string" office:value="My father's a carpenter.">
            <text:p>My father's a carpe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足跡">
            <text:p>足跡</text:p>
          </table:table-cell>
          <table:table-cell office:value-type="string" office:value="あしあと">
            <text:p>あしあと</text:p>
          </table:table-cell>
          <table:table-cell office:value-type="string" office:value="footprint, footmark">
            <text:p>footprint, footma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雪の上にうさぎの足跡があった。">
            <text:p>雪の上にうさぎの足跡があった。</text:p>
          </table:table-cell>
          <table:table-cell office:value-type="string" office:value="ゆき の うえ に うさぎ の あしあと が あった。">
            <text:p>ゆき の うえ に うさぎ の あしあと が あった。</text:p>
          </table:table-cell>
          <table:table-cell office:value-type="string" office:value="There were footprints of rabbits in the snow.">
            <text:p>There were footprints of rabbits in th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水素">
            <text:p>水素</text:p>
          </table:table-cell>
          <table:table-cell office:value-type="string" office:value="すいそ">
            <text:p>すいそ</text:p>
          </table:table-cell>
          <table:table-cell office:value-type="string" office:value="hydrogen">
            <text:p>hydrog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水は水素と酸素でできています。">
            <text:p>水は水素と酸素でできています。</text:p>
          </table:table-cell>
          <table:table-cell office:value-type="string" office:value="みず は すいそ と さんそ で できて います。">
            <text:p>みず は すいそ と さんそ で できて います。</text:p>
          </table:table-cell>
          <table:table-cell office:value-type="string" office:value="Water is made of hydrogen and oxygen.">
            <text:p>Water is made of hydrogen and oxyg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婚約">
            <text:p>婚約</text:p>
          </table:table-cell>
          <table:table-cell office:value-type="string" office:value="こんやく">
            <text:p>こんやく</text:p>
          </table:table-cell>
          <table:table-cell office:value-type="string" office:value="engagement">
            <text:p>engag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二人は婚約しています。">
            <text:p>二人は婚約しています。</text:p>
          </table:table-cell>
          <table:table-cell office:value-type="string" office:value="ふたり は こんやく して います。">
            <text:p>ふたり は こんやく して います。</text:p>
          </table:table-cell>
          <table:table-cell office:value-type="string" office:value="They are engaged.">
            <text:p>They are enga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商社">
            <text:p>商社</text:p>
          </table:table-cell>
          <table:table-cell office:value-type="string" office:value="しょうしゃ">
            <text:p>しょうしゃ</text:p>
          </table:table-cell>
          <table:table-cell office:value-type="string" office:value="trading firm">
            <text:p>trading fi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兄は商社に勤めています。">
            <text:p>兄は商社に勤めています。</text:p>
          </table:table-cell>
          <table:table-cell office:value-type="string" office:value="あに は しょうしゃ に つとめて います。">
            <text:p>あに は しょうしゃ に つとめて います。</text:p>
          </table:table-cell>
          <table:table-cell office:value-type="string" office:value="My elder brother works for a trading firm.">
            <text:p>My elder brother works for a trading fi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初級">
            <text:p>初級</text:p>
          </table:table-cell>
          <table:table-cell office:value-type="string" office:value="しょきゅう">
            <text:p>しょきゅう</text:p>
          </table:table-cell>
          <table:table-cell office:value-type="string" office:value="beginner class, elementary level">
            <text:p>beginner class, elementary lev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初級の教科書です。">
            <text:p>これは初級の教科書です。</text:p>
          </table:table-cell>
          <table:table-cell office:value-type="string" office:value="これ は しょきゅう の きょうかしょ です。">
            <text:p>これ は しょきゅう の きょうかしょ です。</text:p>
          </table:table-cell>
          <table:table-cell office:value-type="string" office:value="This is a beginner's textbook.">
            <text:p>This is a beginner's text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失望">
            <text:p>失望</text:p>
          </table:table-cell>
          <table:table-cell office:value-type="string" office:value="しつぼう">
            <text:p>しつぼう</text:p>
          </table:table-cell>
          <table:table-cell office:value-type="string" office:value="disappointment, loss of hope">
            <text:p>disappointment, loss of hop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結婚生活に失望していたの。">
            <text:p>彼女は結婚生活に失望していたの。</text:p>
          </table:table-cell>
          <table:table-cell office:value-type="string" office:value="かのじょ は けっこん せいかつ に しつぼう して いた の。">
            <text:p>かのじょ は けっこん せいかつ に しつぼう して いた の。</text:p>
          </table:table-cell>
          <table:table-cell office:value-type="string" office:value="She was disappointed in her marriage life.">
            <text:p>She was disappointed in her marriage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舞い">
            <text:p>見舞い</text:p>
          </table:table-cell>
          <table:table-cell office:value-type="string" office:value="みまい">
            <text:p>みまい</text:p>
          </table:table-cell>
          <table:table-cell office:value-type="string" office:value="personal visit to a sick person">
            <text:p>personal visit to a sick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が見舞いに来てくれたよ。">
            <text:p>友達が見舞いに来てくれたよ。</text:p>
          </table:table-cell>
          <table:table-cell office:value-type="string" office:value="ともだち が みまい に きて くれた よ。">
            <text:p>ともだち が みまい に きて くれた よ。</text:p>
          </table:table-cell>
          <table:table-cell office:value-type="string" office:value="My friend came to visit me.">
            <text:p>My friend came to visit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頂上">
            <text:p>頂上</text:p>
          </table:table-cell>
          <table:table-cell office:value-type="string" office:value="ちょうじょう">
            <text:p>ちょうじょう</text:p>
          </table:table-cell>
          <table:table-cell office:value-type="string" office:value="summit, top">
            <text:p>summit, to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と少しで山の頂上です。">
            <text:p>あと少しで山の頂上です。</text:p>
          </table:table-cell>
          <table:table-cell office:value-type="string" office:value="あと すこし で やま の ちょうじょう です。">
            <text:p>あと すこし で やま の ちょうじょう です。</text:p>
          </table:table-cell>
          <table:table-cell office:value-type="string" office:value="We'll soon reach the top of the mountain.">
            <text:p>We'll soon reach the top of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品">
            <text:p>上品</text:p>
          </table:table-cell>
          <table:table-cell office:value-type="string" office:value="じょうひん">
            <text:p>じょうひん</text:p>
          </table:table-cell>
          <table:table-cell office:value-type="string" office:value="elegant, refined">
            <text:p>elegant, refin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ドレスはとても上品なデザインですね。">
            <text:p>このドレスはとても上品なデザインですね。</text:p>
          </table:table-cell>
          <table:table-cell office:value-type="string" office:value="この ドレス は とても じょうひんな デザイン です ね。">
            <text:p>この ドレス は とても じょうひんな デザイン です ね。</text:p>
          </table:table-cell>
          <table:table-cell office:value-type="string" office:value="This dress has a very elegant design.">
            <text:p>This dress has a very elegant desig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盗難">
            <text:p>盗難</text:p>
          </table:table-cell>
          <table:table-cell office:value-type="string" office:value="とうなん">
            <text:p>とうなん</text:p>
          </table:table-cell>
          <table:table-cell office:value-type="string" office:value="theft">
            <text:p>thef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夜、自転車の盗難にあったよ。">
            <text:p>昨夜、自転車の盗難にあったよ。</text:p>
          </table:table-cell>
          <table:table-cell office:value-type="string" office:value="さくや、じてんしゃ の とうなん に あった よ。">
            <text:p>さくや、じてんしゃ の とうなん に あった よ。</text:p>
          </table:table-cell>
          <table:table-cell office:value-type="string" office:value="My bicycle was stolen last night.">
            <text:p>My bicycle was stolen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メーター">
            <text:p>メーター</text:p>
          </table:table-cell>
          <table:table-cell office:value-type="string" office:value="メーター">
            <text:p>メーター</text:p>
          </table:table-cell>
          <table:table-cell office:value-type="string" office:value="meter">
            <text:p>me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ガス会社がメーターを調べにきたぞ。">
            <text:p>ガス会社がメーターを調べにきたぞ。</text:p>
          </table:table-cell>
          <table:table-cell office:value-type="string" office:value="ガス がいしゃ が メーター を しらべに きた ぞ。">
            <text:p>ガス がいしゃ が メーター を しらべに きた ぞ。</text:p>
          </table:table-cell>
          <table:table-cell office:value-type="string" office:value="The gas company came to examine the meter.">
            <text:p>The gas company came to examine the me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リットル">
            <text:p>リットル</text:p>
          </table:table-cell>
          <table:table-cell office:value-type="string" office:value="リットル">
            <text:p>リットル</text:p>
          </table:table-cell>
          <table:table-cell office:value-type="string" office:value="liter">
            <text:p>li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水を2リットル以上飲んだわ。">
            <text:p>今日は水を2リットル以上飲んだわ。</text:p>
          </table:table-cell>
          <table:table-cell office:value-type="string" office:value="きょう は みず を 2 リットル いじょう のんだ わ。">
            <text:p>きょう は みず を 2 リットル いじょう のんだ わ。</text:p>
          </table:table-cell>
          <table:table-cell office:value-type="string" office:value="I drank more than two liters of water today.">
            <text:p>I drank more than two liters of water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醜い">
            <text:p>醜い</text:p>
          </table:table-cell>
          <table:table-cell office:value-type="string" office:value="みにくい">
            <text:p>みにくい</text:p>
          </table:table-cell>
          <table:table-cell office:value-type="string" office:value="ugly, bad-looking">
            <text:p>ugly, bad-look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醜い争いはやめましょう。">
            <text:p>醜い争いはやめましょう。</text:p>
          </table:table-cell>
          <table:table-cell office:value-type="string" office:value="みにくい あらそい は やめましょう。">
            <text:p>みにくい あらそい は やめましょう。</text:p>
          </table:table-cell>
          <table:table-cell office:value-type="string" office:value="Let's stop this ugly fight.">
            <text:p>Let's stop this ugly f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毎度">
            <text:p>毎度</text:p>
          </table:table-cell>
          <table:table-cell office:value-type="string" office:value="まいど">
            <text:p>まいど</text:p>
          </table:table-cell>
          <table:table-cell office:value-type="string" office:value="every time">
            <text:p>every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毎度ありがとうございます。">
            <text:p>毎度ありがとうございます。</text:p>
          </table:table-cell>
          <table:table-cell office:value-type="string" office:value="まいど ありがとう ございます。">
            <text:p>まいど ありがとう ございます。</text:p>
          </table:table-cell>
          <table:table-cell office:value-type="string" office:value="Thank you for your patronage.">
            <text:p>Thank you for your patron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骨折">
            <text:p>骨折</text:p>
          </table:table-cell>
          <table:table-cell office:value-type="string" office:value="こっせつ">
            <text:p>こっせつ</text:p>
          </table:table-cell>
          <table:table-cell office:value-type="string" office:value="breaking a bone">
            <text:p>breaking a bon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スキーで足を骨折したの。">
            <text:p>彼女はスキーで足を骨折したの。</text:p>
          </table:table-cell>
          <table:table-cell office:value-type="string" office:value="かのじょ は スキー で あし を こっせつ した の。">
            <text:p>かのじょ は スキー で あし を こっせつ した の。</text:p>
          </table:table-cell>
          <table:table-cell office:value-type="string" office:value="She broke a bone in her foot while skiing.">
            <text:p>She broke a bone in her foot while ski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掲示">
            <text:p>掲示</text:p>
          </table:table-cell>
          <table:table-cell office:value-type="string" office:value="けいじ">
            <text:p>けいじ</text:p>
          </table:table-cell>
          <table:table-cell office:value-type="string" office:value="notice, post">
            <text:p>notice, po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大会のスローガンを掲示したよ。">
            <text:p>大会のスローガンを掲示したよ。</text:p>
          </table:table-cell>
          <table:table-cell office:value-type="string" office:value="たいかい の スローガン を けいじ した よ。">
            <text:p>たいかい の スローガン を けいじ した よ。</text:p>
          </table:table-cell>
          <table:table-cell office:value-type="string" office:value="I posted the slogan of the rally.">
            <text:p>I posted the slogan of the r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薬品">
            <text:p>薬品</text:p>
          </table:table-cell>
          <table:table-cell office:value-type="string" office:value="やくひん">
            <text:p>やくひん</text:p>
          </table:table-cell>
          <table:table-cell office:value-type="string" office:value="medicine, drug">
            <text:p>medicine, dru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薬品を戸棚から出したんだ。">
            <text:p>彼女は薬品を戸棚から出したんだ。</text:p>
          </table:table-cell>
          <table:table-cell office:value-type="string" office:value="かのじょ は やくひん を とだな から だした ん だ。">
            <text:p>かのじょ は やくひん を とだな から だした ん だ。</text:p>
          </table:table-cell>
          <table:table-cell office:value-type="string" office:value="She took the medicine out of the cupboard.">
            <text:p>She took the medicine out of the cupbo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頂戴">
            <text:p>頂戴</text:p>
          </table:table-cell>
          <table:table-cell office:value-type="string" office:value="ちょうだい">
            <text:p>ちょうだい</text:p>
          </table:table-cell>
          <table:table-cell office:value-type="string" office:value="getting, receiving">
            <text:p>getting, receiv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れ、ひとつ頂戴。">
            <text:p>それ、ひとつ頂戴。</text:p>
          </table:table-cell>
          <table:table-cell office:value-type="string" office:value="それ、 ひとつ ちょうだい。">
            <text:p>それ、 ひとつ ちょうだい。</text:p>
          </table:table-cell>
          <table:table-cell office:value-type="string" office:value="Can I have one?">
            <text:p>Can I have on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ボーイ">
            <text:p>ボーイ</text:p>
          </table:table-cell>
          <table:table-cell office:value-type="string" office:value="ボーイ">
            <text:p>ボーイ</text:p>
          </table:table-cell>
          <table:table-cell office:value-type="string" office:value="waiter, porter">
            <text:p>waiter, por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ボーイに荷物を運んでもらった。">
            <text:p>ボーイに荷物を運んでもらった。</text:p>
          </table:table-cell>
          <table:table-cell office:value-type="string" office:value="ボーイ に にもつ を はこんで もらった。">
            <text:p>ボーイ に にもつ を はこんで もらった。</text:p>
          </table:table-cell>
          <table:table-cell office:value-type="string" office:value="The porter carried the luggage for me.">
            <text:p>The porter carried the luggage for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潰れる">
            <text:p>潰れる</text:p>
          </table:table-cell>
          <table:table-cell office:value-type="string" office:value="つぶれる">
            <text:p>つぶれる</text:p>
          </table:table-cell>
          <table:table-cell office:value-type="string" office:value="be squashed, be smashed">
            <text:p>be squashed, be smas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箱の角が潰れていますよ。">
            <text:p>箱の角が潰れていますよ。</text:p>
          </table:table-cell>
          <table:table-cell office:value-type="string" office:value="はこ の かど が つぶれて います よ。">
            <text:p>はこ の かど が つぶれて います よ。</text:p>
          </table:table-cell>
          <table:table-cell office:value-type="string" office:value="The corner of the box is squashed.">
            <text:p>The corner of the box is squa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本">
            <text:p>見本</text:p>
          </table:table-cell>
          <table:table-cell office:value-type="string" office:value="みほん">
            <text:p>みほん</text:p>
          </table:table-cell>
          <table:table-cell office:value-type="string" office:value="sample, model">
            <text:p>sample, mod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見本はこちらにございます。">
            <text:p>見本はこちらにございます。</text:p>
          </table:table-cell>
          <table:table-cell office:value-type="string" office:value="みほん は こちら に ございます。">
            <text:p>みほん は こちら に ございます。</text:p>
          </table:table-cell>
          <table:table-cell office:value-type="string" office:value="There's a sample here.">
            <text:p>There's a sampl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葬式">
            <text:p>葬式</text:p>
          </table:table-cell>
          <table:table-cell office:value-type="string" office:value="そうしき">
            <text:p>そうしき</text:p>
          </table:table-cell>
          <table:table-cell office:value-type="string" office:value="funeral">
            <text:p>funer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葬式は明日です。">
            <text:p>彼の葬式は明日です。</text:p>
          </table:table-cell>
          <table:table-cell office:value-type="string" office:value="かれ の そうしき は あした です。">
            <text:p>かれ の そうしき は あした です。</text:p>
          </table:table-cell>
          <table:table-cell office:value-type="string" office:value="His funeral is tomorrow.">
            <text:p>His funeral i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列島">
            <text:p>列島</text:p>
          </table:table-cell>
          <table:table-cell office:value-type="string" office:value="れっとう">
            <text:p>れっとう</text:p>
          </table:table-cell>
          <table:table-cell office:value-type="string" office:value="archipelago">
            <text:p>archipelag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列島です。">
            <text:p>日本は列島です。</text:p>
          </table:table-cell>
          <table:table-cell office:value-type="string" office:value="にっぽん は れっとう です。">
            <text:p>にっぽん は れっとう です。</text:p>
          </table:table-cell>
          <table:table-cell office:value-type="string" office:value="Japan is an archipelago.">
            <text:p>Japan is an archipel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省く">
            <text:p>省く</text:p>
          </table:table-cell>
          <table:table-cell office:value-type="string" office:value="はぶく">
            <text:p>はぶく</text:p>
          </table:table-cell>
          <table:table-cell office:value-type="string" office:value="omit">
            <text:p>om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時間がないので詳細は省きます。">
            <text:p>時間がないので詳細は省きます。</text:p>
          </table:table-cell>
          <table:table-cell office:value-type="string" office:value="じかん が ない ので しょうさい は はぶきます。">
            <text:p>じかん が ない ので しょうさい は はぶきます。</text:p>
          </table:table-cell>
          <table:table-cell office:value-type="string" office:value="We don't have much time, so we'll omit the details.">
            <text:p>We don't have much time, so we'll omit the det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垂直">
            <text:p>垂直</text:p>
          </table:table-cell>
          <table:table-cell office:value-type="string" office:value="すいちょく">
            <text:p>すいちょく</text:p>
          </table:table-cell>
          <table:table-cell office:value-type="string" office:value="vertical, perpendicular">
            <text:p>vertical, perpendicu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垂直のがけを登り始めたの。">
            <text:p>彼らは垂直のがけを登り始めたの。</text:p>
          </table:table-cell>
          <table:table-cell office:value-type="string" office:value="かれら は すいちょく の がけ を のぼり はじめた の。">
            <text:p>かれら は すいちょく の がけ を のぼり はじめた の。</text:p>
          </table:table-cell>
          <table:table-cell office:value-type="string" office:value="They started to climb a vertical cliff.">
            <text:p>They started to climb a vertical cli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暴れる">
            <text:p>暴れる</text:p>
          </table:table-cell>
          <table:table-cell office:value-type="string" office:value="あばれる">
            <text:p>あばれる</text:p>
          </table:table-cell>
          <table:table-cell office:value-type="string" office:value="act violently, rage about">
            <text:p>act violently, rage ab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悪酔いして暴れたんだ。">
            <text:p>彼は悪酔いして暴れたんだ。</text:p>
          </table:table-cell>
          <table:table-cell office:value-type="string" office:value="かれ は わるよい して あばれた ん だ。">
            <text:p>かれ は わるよい して あばれた ん だ。</text:p>
          </table:table-cell>
          <table:table-cell office:value-type="string" office:value="He was so drunk that he became violent.">
            <text:p>He was so drunk that he became viol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峠">
            <text:p>峠</text:p>
          </table:table-cell>
          <table:table-cell office:value-type="string" office:value="とうげ">
            <text:p>とうげ</text:p>
          </table:table-cell>
          <table:table-cell office:value-type="string" office:value="mountain pass, ridge">
            <text:p>mountain pass, ri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峠を越えると村があります。">
            <text:p>この峠を越えると村があります。</text:p>
          </table:table-cell>
          <table:table-cell office:value-type="string" office:value="この とうげ を こえる と むら が あります。">
            <text:p>この とうげ を こえる と むら が あります。</text:p>
          </table:table-cell>
          <table:table-cell office:value-type="string" office:value="You'll see a village when you go over this mountain pass.">
            <text:p>You'll see a village when you go over this mountain p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ヨット">
            <text:p>ヨット</text:p>
          </table:table-cell>
          <table:table-cell office:value-type="string" office:value="ヨット">
            <text:p>ヨット</text:p>
          </table:table-cell>
          <table:table-cell office:value-type="string" office:value="sailboat, yacht">
            <text:p>sailboat, yac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ヨットでクルージングを楽しみましたわ。">
            <text:p>ヨットでクルージングを楽しみましたわ。</text:p>
          </table:table-cell>
          <table:table-cell office:value-type="string" office:value="ヨット で クルージング を たのしみました わ。">
            <text:p>ヨット で クルージング を たのしみました わ。</text:p>
          </table:table-cell>
          <table:table-cell office:value-type="string" office:value="I enjoyed cruising on the yacht.">
            <text:p>I enjoyed cruising on the yac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厳重">
            <text:p>厳重</text:p>
          </table:table-cell>
          <table:table-cell office:value-type="string" office:value="げんじゅう">
            <text:p>げんじゅう</text:p>
          </table:table-cell>
          <table:table-cell office:value-type="string" office:value="strictness, severity">
            <text:p>strictness, severi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上司から厳重に注意されました。">
            <text:p>上司から厳重に注意されました。</text:p>
          </table:table-cell>
          <table:table-cell office:value-type="string" office:value="じょうし から げんじゅう に ちゅうい されました。">
            <text:p>じょうし から げんじゅう に ちゅうい されました。</text:p>
          </table:table-cell>
          <table:table-cell office:value-type="string" office:value="My boss told me off severely.">
            <text:p>My boss told me off sever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税関">
            <text:p>税関</text:p>
          </table:table-cell>
          <table:table-cell office:value-type="string" office:value="ぜいかん">
            <text:p>ぜいかん</text:p>
          </table:table-cell>
          <table:table-cell office:value-type="string" office:value="customs office">
            <text:p>customs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毛皮を税関で没収されたんだ。">
            <text:p>毛皮を税関で没収されたんだ。</text:p>
          </table:table-cell>
          <table:table-cell office:value-type="string" office:value="けがわ を ぜいかん で ぼっしゅう された ん だ。">
            <text:p>けがわ を ぜいかん で ぼっしゅう された ん だ。</text:p>
          </table:table-cell>
          <table:table-cell office:value-type="string" office:value="They confiscated my fur at the customs office.">
            <text:p>They confiscated my fur at the customs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差し">
            <text:p>日差し</text:p>
          </table:table-cell>
          <table:table-cell office:value-type="string" office:value="ひざし">
            <text:p>ひざし</text:p>
          </table:table-cell>
          <table:table-cell office:value-type="string" office:value="rays of the sun, sunlight">
            <text:p>rays of the sun, sun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日差しが強いですね。">
            <text:p>今日は日差しが強いですね。</text:p>
          </table:table-cell>
          <table:table-cell office:value-type="string" office:value="きょう は ひざし が つよい です ね。">
            <text:p>きょう は ひざし が つよい です ね。</text:p>
          </table:table-cell>
          <table:table-cell office:value-type="string" office:value="The sunlight is strong today.">
            <text:p>The sunlight is stro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芝生">
            <text:p>芝生</text:p>
          </table:table-cell>
          <table:table-cell office:value-type="string" office:value="しばふ">
            <text:p>しばふ</text:p>
          </table:table-cell>
          <table:table-cell office:value-type="string" office:value="lawn, turf">
            <text:p>lawn, tur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芝生がよく手入れされていますね。">
            <text:p>芝生がよく手入れされていますね。</text:p>
          </table:table-cell>
          <table:table-cell office:value-type="string" office:value="しばふ が よく ていれ されて います ね。">
            <text:p>しばふ が よく ていれ されて います ね。</text:p>
          </table:table-cell>
          <table:table-cell office:value-type="string" office:value="The lawn is well-maintained.">
            <text:p>The lawn is well-maintai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下車">
            <text:p>下車</text:p>
          </table:table-cell>
          <table:table-cell office:value-type="string" office:value="げしゃ">
            <text:p>げしゃ</text:p>
          </table:table-cell>
          <table:table-cell office:value-type="string" office:value="getting off">
            <text:p>getting 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景色が良かったので途中下車したよ。">
            <text:p>景色が良かったので途中下車したよ。</text:p>
          </table:table-cell>
          <table:table-cell office:value-type="string" office:value="けしき が よかった ので とちゅう げしゃ した よ。">
            <text:p>けしき が よかった ので とちゅう げしゃ した よ。</text:p>
          </table:table-cell>
          <table:table-cell office:value-type="string" office:value="We got off on the way because the scenery was beautiful.">
            <text:p>We got off on the way because the scenery was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停電">
            <text:p>停電</text:p>
          </table:table-cell>
          <table:table-cell office:value-type="string" office:value="ていでん">
            <text:p>ていでん</text:p>
          </table:table-cell>
          <table:table-cell office:value-type="string" office:value="blackout, power failure">
            <text:p>blackout, power fail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台風で停電したよ。">
            <text:p>台風で停電したよ。</text:p>
          </table:table-cell>
          <table:table-cell office:value-type="string" office:value="たいふう で ていでん した よ。">
            <text:p>たいふう で ていでん した よ。</text:p>
          </table:table-cell>
          <table:table-cell office:value-type="string" office:value="The typhoon caused a blackout.">
            <text:p>The typhoon caused a black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名所">
            <text:p>名所</text:p>
          </table:table-cell>
          <table:table-cell office:value-type="string" office:value="めいしょ">
            <text:p>めいしょ</text:p>
          </table:table-cell>
          <table:table-cell office:value-type="string" office:value="famous place">
            <text:p>famous pl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桜の名所です。">
            <text:p>ここは桜の名所です。</text:p>
          </table:table-cell>
          <table:table-cell office:value-type="string" office:value="ここ は さくら の めいしょ です。">
            <text:p>ここ は さくら の めいしょ です。</text:p>
          </table:table-cell>
          <table:table-cell office:value-type="string" office:value="This place is famous for its cherry blossoms.">
            <text:p>This place is famous for its cherry blosso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気圧">
            <text:p>気圧</text:p>
          </table:table-cell>
          <table:table-cell office:value-type="string" office:value="きあつ">
            <text:p>きあつ</text:p>
          </table:table-cell>
          <table:table-cell office:value-type="string" office:value="atmospheric pressure">
            <text:p>atmospheric pres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い山は気圧が低いね。">
            <text:p>高い山は気圧が低いね。</text:p>
          </table:table-cell>
          <table:table-cell office:value-type="string" office:value="たかい やま は きあつ が ひくい ね。">
            <text:p>たかい やま は きあつ が ひくい ね。</text:p>
          </table:table-cell>
          <table:table-cell office:value-type="string" office:value="The atmospheric pressure is low in high mountains.">
            <text:p>The atmospheric pressure is low in high mount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父母">
            <text:p>父母</text:p>
          </table:table-cell>
          <table:table-cell office:value-type="string" office:value="ふぼ">
            <text:p>ふぼ</text:p>
          </table:table-cell>
          <table:table-cell office:value-type="string" office:value="father and mother, parents">
            <text:p>father and mother, paren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校から父母に連絡があったんだ。">
            <text:p>学校から父母に連絡があったんだ。</text:p>
          </table:table-cell>
          <table:table-cell office:value-type="string" office:value="がっこう から ふぼ に れんらく が あった ん だ。">
            <text:p>がっこう から ふぼ に れんらく が あった ん だ。</text:p>
          </table:table-cell>
          <table:table-cell office:value-type="string" office:value="The school contacted my parents.">
            <text:p>The school contacted my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恋人">
            <text:p>恋人</text:p>
          </table:table-cell>
          <table:table-cell office:value-type="string" office:value="こいびと">
            <text:p>こいびと</text:p>
          </table:table-cell>
          <table:table-cell office:value-type="string" office:value="boyfriend or girlfriend">
            <text:p>boyfriend or girlfri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恋人を失った。">
            <text:p>彼は恋人を失った。</text:p>
          </table:table-cell>
          <table:table-cell office:value-type="string" office:value="かれ は こいびと を うしなった。">
            <text:p>かれ は こいびと を うしなった。</text:p>
          </table:table-cell>
          <table:table-cell office:value-type="string" office:value="He lost his girlfriend.">
            <text:p>He lost his girl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リボン">
            <text:p>リボン</text:p>
          </table:table-cell>
          <table:table-cell office:value-type="string" office:value="リボン">
            <text:p>リボン</text:p>
          </table:table-cell>
          <table:table-cell office:value-type="string" office:value="ribbon">
            <text:p>ribb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レゼントにリボンを付けた。">
            <text:p>プレゼントにリボンを付けた。</text:p>
          </table:table-cell>
          <table:table-cell office:value-type="string" office:value="プレゼント に リボン を つけた。">
            <text:p>プレゼント に リボン を つけた。</text:p>
          </table:table-cell>
          <table:table-cell office:value-type="string" office:value="I put a ribbon on the present.">
            <text:p>I put a ribbon on the pres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図書室">
            <text:p>図書室</text:p>
          </table:table-cell>
          <table:table-cell office:value-type="string" office:value="としょしつ">
            <text:p>としょしつ</text:p>
          </table:table-cell>
          <table:table-cell office:value-type="string" office:value="library room">
            <text:p>library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図書室で勉強した。">
            <text:p>図書室で勉強した。</text:p>
          </table:table-cell>
          <table:table-cell office:value-type="string" office:value="としょ しつ で べんきょう した。">
            <text:p>としょ しつ で べんきょう した。</text:p>
          </table:table-cell>
          <table:table-cell office:value-type="string" office:value="I studied in the library room.">
            <text:p>I studied in the library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万歳">
            <text:p>万歳</text:p>
          </table:table-cell>
          <table:table-cell office:value-type="string" office:value="ばんざい">
            <text:p>ばんざい</text:p>
          </table:table-cell>
          <table:table-cell office:value-type="string" office:value="hurray">
            <text:p>hurray</text:p>
          </table:table-cell>
          <table:table-cell office:value-type="string" office:value="Interjection">
            <text:p>Interjection</text:p>
          </table:table-cell>
          <table:table-cell office:value-type="string" office:value="1">
            <text:p>1</text:p>
          </table:table-cell>
          <table:table-cell office:value-type="string" office:value="勝った、万歳！">
            <text:p>勝った、万歳！</text:p>
          </table:table-cell>
          <table:table-cell office:value-type="string" office:value="かった、ばんざい！">
            <text:p>かった、ばんざい！</text:p>
          </table:table-cell>
          <table:table-cell office:value-type="string" office:value="We won--hurray!">
            <text:p>We won--hurray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自習">
            <text:p>自習</text:p>
          </table:table-cell>
          <table:table-cell office:value-type="string" office:value="じしゅう">
            <text:p>じしゅう</text:p>
          </table:table-cell>
          <table:table-cell office:value-type="string" office:value="self-study">
            <text:p>self-stud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は自習の時間がある。">
            <text:p>明日は自習の時間がある。</text:p>
          </table:table-cell>
          <table:table-cell office:value-type="string" office:value="あす は じしゅう の じかん が ある。">
            <text:p>あす は じしゅう の じかん が ある。</text:p>
          </table:table-cell>
          <table:table-cell office:value-type="string" office:value="I have study time tomorrow.">
            <text:p>I have study time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き算">
            <text:p>引き算</text:p>
          </table:table-cell>
          <table:table-cell office:value-type="string" office:value="ひきざん">
            <text:p>ひきざん</text:p>
          </table:table-cell>
          <table:table-cell office:value-type="string" office:value="subtraction (math)">
            <text:p>subtraction (math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は学校で引き算を習っている。">
            <text:p>娘は学校で引き算を習っている。</text:p>
          </table:table-cell>
          <table:table-cell office:value-type="string" office:value="むすめ は がっこう で ひきざん を ならって いる。">
            <text:p>むすめ は がっこう で ひきざん を ならって いる。</text:p>
          </table:table-cell>
          <table:table-cell office:value-type="string" office:value="My daughter's learning subtraction at school.">
            <text:p>My daughter's learning subtraction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足し算">
            <text:p>足し算</text:p>
          </table:table-cell>
          <table:table-cell office:value-type="string" office:value="たしざん">
            <text:p>たしざん</text:p>
          </table:table-cell>
          <table:table-cell office:value-type="string" office:value="addition (math)">
            <text:p>addition (math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は学校で足し算を習った。">
            <text:p>娘は学校で足し算を習った。</text:p>
          </table:table-cell>
          <table:table-cell office:value-type="string" office:value="むすめ は がっこう で たしざん を ならった。">
            <text:p>むすめ は がっこう で たしざん を ならった。</text:p>
          </table:table-cell>
          <table:table-cell office:value-type="string" office:value="My daughter learned addition in school.">
            <text:p>My daughter learned addition in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チョーク">
            <text:p>チョーク</text:p>
          </table:table-cell>
          <table:table-cell office:value-type="string" office:value="チョーク">
            <text:p>チョーク</text:p>
          </table:table-cell>
          <table:table-cell office:value-type="string" office:value="chalk">
            <text:p>chal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ョークで黒板に字を書きました。">
            <text:p>チョークで黒板に字を書きました。</text:p>
          </table:table-cell>
          <table:table-cell office:value-type="string" office:value="チョーク で こくばん に じ を かきました。">
            <text:p>チョーク で こくばん に じ を かきました。</text:p>
          </table:table-cell>
          <table:table-cell office:value-type="string" office:value="I wrote letters on the blackboard with a piece of chalk.">
            <text:p>I wrote letters on the blackboard with a piece of ch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ノック">
            <text:p>ノック</text:p>
          </table:table-cell>
          <table:table-cell office:value-type="string" office:value="ノック">
            <text:p>ノック</text:p>
          </table:table-cell>
          <table:table-cell office:value-type="string" office:value="knock">
            <text:p>knoc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入るときはドアをノックしてください。">
            <text:p>入るときはドアをノックしてください。</text:p>
          </table:table-cell>
          <table:table-cell office:value-type="string" office:value="はいる とき は ドア を ノック して ください。">
            <text:p>はいる とき は ドア を ノック して ください。</text:p>
          </table:table-cell>
          <table:table-cell office:value-type="string" office:value="Please knock on the door before entering.">
            <text:p>Please knock on the door before ent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休養">
            <text:p>休養</text:p>
          </table:table-cell>
          <table:table-cell office:value-type="string" office:value="きゅうよう">
            <text:p>きゅうよう</text:p>
          </table:table-cell>
          <table:table-cell office:value-type="string" office:value="rest, recreation">
            <text:p>rest, recre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今、休養中です。">
            <text:p>彼女は今、休養中です。</text:p>
          </table:table-cell>
          <table:table-cell office:value-type="string" office:value="かのじょ は いま、きゅうよう ちゅう です。">
            <text:p>かのじょ は いま、きゅうよう ちゅう です。</text:p>
          </table:table-cell>
          <table:table-cell office:value-type="string" office:value="She is taking a rest now.">
            <text:p>She is taking a res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綱">
            <text:p>綱</text:p>
          </table:table-cell>
          <table:table-cell office:value-type="string" office:value="つな">
            <text:p>つな</text:p>
          </table:table-cell>
          <table:table-cell office:value-type="string" office:value="thick rope">
            <text:p>thick r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綱は直径20cmあるそうです。">
            <text:p>この綱は直径20cmあるそうです。</text:p>
          </table:table-cell>
          <table:table-cell office:value-type="string" office:value="この つな は ちょっけい 20 センチ ある そう です。">
            <text:p>この つな は ちょっけい 20 センチ ある そう です。</text:p>
          </table:table-cell>
          <table:table-cell office:value-type="string" office:value="I hear the diameter of the thick rope is 20cm.">
            <text:p>I hear the diameter of the thick rope is 20c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綱">
            <text:p>綱</text:p>
          </table:table-cell>
          <table:table-cell office:value-type="string" office:value="つな">
            <text:p>つな</text:p>
          </table:table-cell>
          <table:table-cell office:value-type="string" office:value="thick rope">
            <text:p>thick r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綱は直径20cmあるそうです。">
            <text:p>この綱は直径20cmあるそうです。</text:p>
          </table:table-cell>
          <table:table-cell office:value-type="string" office:value="この つな は ちょっけい 20 センチ ある そう です。">
            <text:p>この つな は ちょっけい 20 センチ ある そう です。</text:p>
          </table:table-cell>
          <table:table-cell office:value-type="string" office:value="I hear the diameter of the thick rope is 20cm.">
            <text:p>I hear the diameter of the thick rope is 20c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